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Action.selectionChanged( IAction a , IvyClasspathContainer ivyc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Action.run( I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